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4pt" style:font-size-asian="14pt" style:font-size-complex="14pt" fo:font-weight="bold" style:font-weight-asian="bold" style:font-weight-complex="bold"/>
    </style:style>
    <style:style style:name="T38_2" style:family="text">
      <style:text-properties fo:font-size="14pt" style:font-size-asian="14pt" style:font-size-complex="14pt" fo:font-weight="bold" style:font-weight-asian="bold" style:font-weight-complex="bold"/>
    </style:style>
    <style:style style:name="T38_3" style:family="text">
      <style:text-properties fo:font-size="14pt" style:font-size-asian="14pt" style:font-size-complex="14pt" fo:font-weight="bold" style:font-weight-asian="bold" style:font-weight-complex="bold"/>
    </style:style>
    <style:style style:name="T38_4" style:family="text">
      <style:text-properties fo:font-size="14pt" style:font-size-asian="14pt" style:font-size-complex="14pt" fo:font-weight="bold" style:font-weight-asian="bold" style:font-weight-complex="bold"/>
    </style:style>
    <style:style style:name="T38_5" style:family="text">
      <style:text-properties fo:font-size="14pt" style:font-size-asian="14pt" style:font-size-complex="14pt" fo:font-weight="bold" style:font-weight-asian="bold" style:font-weight-complex="bold"/>
    </style:style>
    <style:style style:name="T38_6" style:family="text">
      <style:text-properties fo:font-size="14pt" style:font-size-asian="14pt" style:font-size-complex="14pt" fo:font-weight="bold" style:font-weight-asian="bold" style:font-weight-complex="bold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fo:font-size="14pt" style:font-size-asian="14pt" style:font-size-complex="14pt" fo:font-weight="bold" style:font-weight-asian="bold" style:font-weight-complex="bold"/>
    </style:style>
    <style:style style:name="T41_2" style:family="text">
      <style:text-properties fo:font-size="14pt" style:font-size-asian="14pt" style:font-size-complex="14pt" fo:font-weight="bold" style:font-weight-asian="bold" style:font-weight-complex="bold"/>
    </style:style>
    <style:style style:name="T41_3" style:family="text">
      <style:text-properties fo:font-size="14pt" style:font-size-asian="14pt" style:font-size-complex="14pt" fo:font-weight="bold" style:font-weight-asian="bold" style:font-weight-complex="bold"/>
    </style:style>
    <style:style style:name="T41_4" style:family="text">
      <style:text-properties fo:font-size="14pt" style:font-size-asian="14pt" style:font-size-complex="14pt" fo:font-weight="bold" style:font-weight-asian="bold" style:font-weight-complex="bold"/>
    </style:style>
    <style:style style:name="T41_5" style:family="text">
      <style:text-properties fo:font-size="14pt" style:font-size-asian="14pt" style:font-size-complex="14pt" fo:font-weight="bold" style:font-weight-asian="bold" style:font-weight-complex="bold"/>
    </style:style>
    <style:style style:name="T41_6" style:family="text"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fo:font-size="14pt" style:font-size-asian="14pt" style:font-size-complex="14pt" fo:font-weight="bold" style:font-weight-asian="bold" style:font-weight-complex="bold"/>
    </style:style>
    <style:style style:name="T44_2" style:family="text">
      <style:text-properties fo:font-size="14pt" style:font-size-asian="14pt" style:font-size-complex="14pt" fo:font-weight="bold" style:font-weight-asian="bold" style:font-weight-complex="bold"/>
    </style:style>
    <style:style style:name="T44_3" style:family="text">
      <style:text-properties fo:font-size="14pt" style:font-size-asian="14pt" style:font-size-complex="14pt" fo:font-weight="bold" style:font-weight-asian="bold" style:font-weight-complex="bold"/>
    </style:style>
    <style:style style:name="T44_4" style:family="text">
      <style:text-properties fo:font-size="14pt" style:font-size-asian="14pt" style:font-size-complex="14pt" fo:font-weight="bold" style:font-weight-asian="bold" style:font-weight-complex="bold"/>
    </style:style>
    <style:style style:name="T44_5" style:family="text">
      <style:text-properties fo:font-size="14pt" style:font-size-asian="14pt" style:font-size-complex="14pt" fo:font-weight="bold" style:font-weight-asian="bold" style:font-weight-complex="bold"/>
    </style:style>
    <style:style style:name="T44_6" style:family="text">
      <style:text-properties fo:font-size="14pt" style:font-size-asian="14pt" style:font-size-complex="14pt" fo:font-weight="bold" style:font-weight-asian="bold" style:font-weight-complex="bold"/>
    </style:style>
    <style:style style:name="T44_7" style:family="text">
      <style:text-properties fo:font-size="14pt" style:font-size-asian="14pt" style:font-size-complex="14pt" fo:font-weight="bold" style:font-weight-asian="bold" style:font-weight-complex="bold"/>
    </style:style>
    <style:style style:name="T44_8" style:family="text">
      <style:text-properties fo:font-size="14pt" style:font-size-asian="14pt" style:font-size-complex="14pt" fo:font-weight="bold" style:font-weight-asian="bold" style:font-weight-complex="bold"/>
    </style:style>
    <style:style style:name="T44_9" style:family="text">
      <style:text-properties fo:font-size="14pt" style:font-size-asian="14pt" style:font-size-complex="14pt" fo:font-weight="bold" style:font-weight-asian="bold" style:font-weight-complex="bold"/>
    </style:style>
    <style:style style:name="T44_10" style:family="text">
      <style:text-properties fo:font-size="14pt" style:font-size-asian="14pt" style:font-size-complex="14pt" fo:font-weight="bold" style:font-weight-asian="bold" style:font-weight-complex="bold"/>
    </style:style>
    <style:style style:name="T44_11" style:family="text">
      <style:text-properties fo:font-size="14pt" style:font-size-asian="14pt" style:font-size-complex="14pt" fo:font-weight="bold" style:font-weight-asian="bold" style:font-weight-complex="bold"/>
    </style:style>
    <style:style style:name="T44_12" style:family="text"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fo:font-size="14pt" style:font-size-asian="14pt" style:font-size-complex="14pt" fo:font-weight="bold" style:font-weight-asian="bold" style:font-weight-complex="bold"/>
    </style:style>
    <style:style style:name="T47_2" style:family="text"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T50_2" style:family="text">
      <style:text-properties fo:font-size="14pt" style:font-size-asian="14pt" style:font-size-complex="14pt" fo:font-weight="bold" style:font-weight-asian="bold" style:font-weight-complex="bold"/>
    </style:style>
    <style:style style:name="T50_3" style:family="text">
      <style:text-properties fo:font-size="14pt" style:font-size-asian="14pt" style:font-size-complex="14pt" fo:font-weight="bold" style:font-weight-asian="bold" style:font-weight-complex="bold"/>
    </style:style>
    <style:style style:name="T50_4" style:family="text">
      <style:text-properties fo:font-size="14pt" style:font-size-asian="14pt" style:font-size-complex="14pt" fo:font-weight="bold" style:font-weight-asian="bold" style:font-weight-complex="bold"/>
    </style:style>
    <style:style style:name="T50_5" style:family="text">
      <style:text-properties fo:font-size="14pt" style:font-size-asian="14pt" style:font-size-complex="14pt" fo:font-weight="bold" style:font-weight-asian="bold" style:font-weight-complex="bold"/>
    </style:style>
    <style:style style:name="T50_6" style:family="text"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T51_10" style:family="text">
      <style:text-properties fo:font-weight="bold" style:font-weight-asian="bold" style:font-weight-complex="bold"/>
    </style:style>
    <style:style style:name="T51_11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4pt" style:font-size-asian="14pt" style:font-size-complex="14pt" fo:font-weight="bold" style:font-weight-asian="bold" style:font-weight-complex="bold"/>
    </style:style>
    <style:style style:name="T56_2" style:family="text">
      <style:text-properties fo:font-size="14pt" style:font-size-asian="14pt" style:font-size-complex="14pt" fo:font-weight="bold" style:font-weight-asian="bold" style:font-weight-complex="bold"/>
    </style:style>
    <style:style style:name="T56_3" style:family="text">
      <style:text-properties fo:font-size="14pt" style:font-size-asian="14pt" style:font-size-complex="14pt" fo:font-weight="bold" style:font-weight-asian="bold" style:font-weight-complex="bold"/>
    </style:style>
    <style:style style:name="T56_4" style:family="text">
      <style:text-properties fo:font-size="14pt" style:font-size-asian="14pt" style:font-size-complex="14pt" fo:font-weight="bold" style:font-weight-asian="bold" style:font-weight-complex="bold"/>
    </style:style>
    <style:style style:name="T56_5" style:family="text">
      <style:text-properties fo:font-size="14pt" style:font-size-asian="14pt" style:font-size-complex="14pt" fo:font-weight="bold" style:font-weight-asian="bold" style:font-weight-complex="bold"/>
    </style:style>
    <style:style style:name="T56_6" style:family="text">
      <style:text-properties fo:font-size="14pt" style:font-size-asian="14pt" style:font-size-complex="14pt" fo:font-weight="bold" style:font-weight-asian="bold" style:font-weight-complex="bold"/>
    </style:style>
    <style:style style:name="T56_7" style:family="text">
      <style:text-properties fo:font-size="14pt" style:font-size-asian="14pt" style:font-size-complex="14pt" fo:font-weight="bold" style:font-weight-asian="bold" style:font-weight-complex="bold"/>
    </style:style>
    <style:style style:name="T56_8" style:family="text">
      <style:text-properties fo:font-size="14pt" style:font-size-asian="14pt" style:font-size-complex="14pt" fo:font-weight="bold" style:font-weight-asian="bold" style:font-weight-complex="bold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fo:font-size="14pt" style:font-size-asian="14pt" style:font-size-complex="14pt" fo:font-weight="bold" style:font-weight-asian="bold" style:font-weight-complex="bold"/>
    </style:style>
    <style:style style:name="T59_2" style:family="text">
      <style:text-properties fo:font-size="14pt" style:font-size-asian="14pt" style:font-size-complex="14pt" fo:font-weight="bold" style:font-weight-asian="bold" style:font-weight-complex="bol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mandag</text:span><text:span text:style-name="T1_8"><text:s/>28.<text:s/></text:span><text:span text:style-name="T1_9">mai</text:span><text:span text:style-name="T1_10"><text:s/>2012</text:span></text:p>
      <text:p text:style-name="P2"/>
      <text:p text:style-name="P3"><text:span text:style-name="T3_1">Tid</text:span><text:span text:style-name="T3_2">:<text:s/></text:span><text:span text:style-name="T3_3">12:15<text:s/>-<text:s/>13:00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Awk</text:span><text:span text:style-name="T5_5"><text:s/>(</text:span><text:span text:style-name="T5_6">Rom</text:span><text:span text:style-name="T5_7"><text:s/>3118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Godkjenning</text:span><text:span text:style-name="T10_2"><text:s/></text:span><text:span text:style-name="T10_3">av</text:span><text:span text:style-name="T10_4"><text:s/></text:span><text:span text:style-name="T10_5">referat</text:span><text:span text:style-name="T10_6"><text:s/></text:span><text:span text:style-name="T10_7">fra</text:span><text:span text:style-name="T10_8"><text:s/></text:span><text:span text:style-name="T10_9">forrige</text:span><text:span text:style-name="T10_10"><text:s/></text:span><text:span text:style-name="T10_11">møte</text:span></text:p>
        </text:list-item>
        <text:list-item>
          <text:p text:style-name="P11"><text:span text:style-name="T11_1">Sirkulasjonssaker</text:span></text:p>
        </text:list-item>
        <text:list-item>
          <text:p text:style-name="P12"><text:span text:style-name="T12_1">Behandling</text:span><text:span text:style-name="T12_2"><text:s/></text:span><text:span text:style-name="T12_3">av</text:span><text:span text:style-name="T12_4"><text:s/></text:span><text:span text:style-name="T12_5">søknader</text:span></text:p>
        </text:list-item>
        <text:list-item>
          <text:p text:style-name="P13"><text:span text:style-name="T13_1">Signering</text:span><text:span text:style-name="T13_2"><text:s/></text:span><text:span text:style-name="T13_3">av</text:span><text:span text:style-name="T13_4"><text:s/></text:span><text:span text:style-name="T13_5">innvilgede</text:span><text:span text:style-name="T13_6"><text:s/></text:span><text:span text:style-name="T13_7">søknader</text:span></text:p>
        </text:list-item>
        <text:list-item>
          <text:p text:style-name="P14"><text:span text:style-name="T14_1">Eventuelt</text:span></text:p>
        </text:list-item>
      </text:list>
      <text:p text:style-name="P15"/>
      <text:p text:style-name="P16"><text:span text:style-name="T16_1">Tilstede</text:span></text:p>
      <text:p text:style-name="P17"><text:span text:style-name="T17_1">CYB</text:span></text:p>
      <text:list text:style-name="LS2" xml:id="list7">
        <text:list-item>
          <text:p text:style-name="P18"><text:span text:style-name="T18_1">Veronika</text:span><text:span text:style-name="T18_2"><text:s/></text:span><text:span text:style-name="T18_3">Heimsbakk</text:span><text:span text:style-name="T18_4"><text:s/>(</text:span><text:span text:style-name="T18_5">veronahe</text:span><text:span text:style-name="T18_6">)</text:span></text:p>
        </text:list-item>
        <text:list-item>
          <text:p text:style-name="P19"><text:span text:style-name="T19_1">Ole</text:span><text:span text:style-name="T19_2"><text:s/></text:span><text:span text:style-name="T19_3">Henrik</text:span><text:span text:style-name="T19_4"><text:s/></text:span><text:span text:style-name="T19_5">Hellenes</text:span><text:span text:style-name="T19_6"><text:s/>(</text:span><text:span text:style-name="T19_7">olehhe</text:span><text:span text:style-name="T19_8">)</text:span></text:p>
        </text:list-item>
      </text:list>
      <text:p text:style-name="P20"><text:span text:style-name="T20_1">PING</text:span></text:p>
      <text:list text:style-name="LS3" xml:id="list9">
        <text:list-item>
          <text:p text:style-name="P21"><text:span text:style-name="T21_1">Christopher</text:span><text:span text:style-name="T21_2"><text:s/></text:span><text:span text:style-name="T21_3">Culina</text:span><text:span text:style-name="T21_4"><text:s/>(</text:span><text:span text:style-name="T21_5">chrisbc</text:span><text:span text:style-name="T21_6">)</text:span></text:p>
        </text:list-item>
      </text:list>
      <text:p text:style-name="P22"><text:span text:style-name="T22_1">Dagen</text:span></text:p>
      <text:list text:style-name="LS4" xml:id="list10">
        <text:list-item>
          <text:p text:style-name="P23"><text:span text:style-name="T23_1">Marte</text:span><text:span text:style-name="T23_2"><text:s/></text:span><text:span text:style-name="T23_3">Hesvik</text:span><text:span text:style-name="T23_4"><text:s/></text:span><text:span text:style-name="T23_5">Frøyen</text:span><text:span text:style-name="T23_6"><text:s/>(</text:span><text:span text:style-name="T23_7">martehfr</text:span><text:span text:style-name="T23_8">)</text:span></text:p>
        </text:list-item>
      </text:list>
      <text:p text:style-name="P24"><text:span text:style-name="T24_1">Navet</text:span></text:p>
      <text:list text:style-name="LS5" xml:id="list11">
        <text:list-item>
          <text:p text:style-name="P25"><text:span text:style-name="T25_1">Amund</text:span><text:span text:style-name="T25_2"><text:s/></text:span><text:span text:style-name="T25_3">Meisal</text:span><text:span text:style-name="T25_4"><text:s/>(</text:span><text:span text:style-name="T25_5">amundom</text:span><text:span text:style-name="T25_6">)</text:span></text:p>
        </text:list-item>
      </text:list>
      <text:p text:style-name="P26"><text:span text:style-name="T26_1">Mikro</text:span></text:p>
      <text:list text:style-name="LS6" xml:id="list12">
        <text:list-item>
          <text:p text:style-name="P27"><text:span text:style-name="T27_1">Maziar</text:span><text:span text:style-name="T27_2"><text:s/></text:span><text:span text:style-name="T27_3">Ghahramani</text:span><text:span text:style-name="T27_4"><text:s/>(</text:span><text:span text:style-name="T27_5">maziargh</text:span><text:span text:style-name="T27_6">)</text:span></text:p>
        </text:list-item>
        <text:list-item>
          <text:p text:style-name="P28"><text:span text:style-name="T28_1">Espen</text:span><text:span text:style-name="T28_2"><text:s/></text:span><text:span text:style-name="T28_3">Bay</text:span><text:span text:style-name="T28_4"><text:s/></text:span><text:span text:style-name="T28_5">Fevolden</text:span><text:span text:style-name="T28_6"><text:s/>(</text:span><text:span text:style-name="T28_7">espenbf</text:span><text:span text:style-name="T28_8">)</text:span></text:p>
        </text:list-item>
        <text:list-item>
          <text:p text:style-name="P29"><text:span text:style-name="T29_1">Karine</text:span><text:span text:style-name="T29_2"><text:s/></text:span><text:span text:style-name="T29_3">Gran</text:span><text:span text:style-name="T29_4"><text:s/></text:span><text:span text:style-name="T29_5">Vifstad</text:span><text:span text:style-name="T29_6"><text:s/>(</text:span><text:span text:style-name="T29_7">karinegv</text:span><text:span text:style-name="T29_8">)</text:span></text:p>
        </text:list-item>
      </text:list>
      <text:p text:style-name="P30"><text:span text:style-name="T30_1">FUI</text:span></text:p>
      <text:list text:style-name="LS7" xml:id="list15">
        <text:list-item>
          <text:p text:style-name="P31"><text:span text:style-name="T31_1">Thorvald</text:span><text:span text:style-name="T31_2"><text:s/></text:span><text:span text:style-name="T31_3">Henrik</text:span><text:span text:style-name="T31_4"><text:s/></text:span><text:span text:style-name="T31_5">Glad</text:span><text:span text:style-name="T31_6"><text:s/></text:span><text:span text:style-name="T31_7">Munch</text:span><text:span text:style-name="T31_8">-</text:span><text:span text:style-name="T31_9">Møller</text:span><text:span text:style-name="T31_10"><text:s/>(</text:span><text:span text:style-name="T31_11">thorvahm</text:span><text:span text:style-name="T31_12">)</text:span></text:p>
        </text:list-item>
        <text:list-item>
          <text:p text:style-name="P32"><text:span text:style-name="T32_1">Suhas</text:span><text:span text:style-name="T32_2"><text:s/></text:span><text:span text:style-name="T32_3">Govind</text:span><text:span text:style-name="T32_4"><text:s/></text:span><text:span text:style-name="T32_5">Joshi</text:span><text:span text:style-name="T32_6"><text:s/>(</text:span><text:span text:style-name="T32_7">joshi</text:span><text:span text:style-name="T32_8">)</text:span></text:p>
        </text:list-item>
      </text:list>
      <text:p text:style-name="P33"><text:span text:style-name="T33_1">P</text:span><text:span text:style-name="T33_2">:</text:span><text:span text:style-name="T33_3">ISK</text:span></text:p>
      <text:list text:style-name="LS8" xml:id="list17">
        <text:list-item>
          <text:p text:style-name="P34"><text:span text:style-name="T34_1">Andreas</text:span><text:span text:style-name="T34_2"><text:s/></text:span><text:span text:style-name="T34_3">Lind</text:span><text:span text:style-name="T34_4">-</text:span><text:span text:style-name="T34_5">Johansen</text:span><text:span text:style-name="T34_6"><text:s/>(</text:span><text:span text:style-name="T34_7">andrelin</text:span><text:span text:style-name="T34_8">)</text:span></text:p>
        </text:list-item>
      </text:list>
      <text:p text:style-name="P35"><text:span text:style-name="T35_1">FU</text:span></text:p>
      <text:list text:style-name="LS9" xml:id="list18">
        <text:list-item>
          <text:p text:style-name="P36"><text:span text:style-name="T36_1">Torgeir</text:span><text:span text:style-name="T36_2"><text:s/></text:span><text:span text:style-name="T36_3">Lebesbye</text:span><text:span text:style-name="T36_4"><text:s/>(</text:span><text:span text:style-name="T36_5">torgeirl</text:span><text:span text:style-name="T36_6">)</text:span></text:p>
        </text:list-item>
      </text:list>
      <text:p text:style-name="P37"/>
      <text:p text:style-name="P38"><text:span text:style-name="T38_1">1<text:s/></text:span><text:span text:style-name="T38_2">Godkjenning</text:span><text:span text:style-name="T38_3"><text:s/></text:span><text:span text:style-name="T38_4">av</text:span><text:span text:style-name="T38_5"><text:s/></text:span><text:span text:style-name="T38_6">innkalling</text:span></text:p>
      <text:p text:style-name="P39"><text:span text:style-name="T39_1">Godkjennes</text:span><text:span text:style-name="T39_2">.</text:span></text:p>
      <text:p text:style-name="P40"/>
      <text:p text:style-name="P41"><text:span text:style-name="T41_1">2<text:s/></text:span><text:span text:style-name="T41_2">Godkjenning</text:span><text:span text:style-name="T41_3"><text:s/></text:span><text:span text:style-name="T41_4">av</text:span><text:span text:style-name="T41_5"><text:s/></text:span><text:span text:style-name="T41_6">agenda</text:span></text:p>
      <text:p text:style-name="P42"><text:span text:style-name="T42_1">Godkjennes</text:span><text:span text:style-name="T42_2">.</text:span></text:p>
      <text:p text:style-name="P43"/>
      <text:p text:style-name="P44"><text:span text:style-name="T44_1">3<text:s/></text:span><text:span text:style-name="T44_2">Godkjenning</text:span><text:span text:style-name="T44_3"><text:s/></text:span><text:span text:style-name="T44_4">av</text:span><text:span text:style-name="T44_5"><text:s/></text:span><text:span text:style-name="T44_6">referat</text:span><text:span text:style-name="T44_7"><text:s/></text:span><text:span text:style-name="T44_8">fra</text:span><text:span text:style-name="T44_9"><text:s/></text:span><text:span text:style-name="T44_10">forrige</text:span><text:span text:style-name="T44_11"><text:s/></text:span><text:span text:style-name="T44_12">møte</text:span></text:p>
      <text:p text:style-name="P45"><text:span text:style-name="T45_1">Godkjennes</text:span><text:span text:style-name="T45_2">.</text:span></text:p>
      <text:p text:style-name="P46"/>
      <text:p text:style-name="P47"><text:span text:style-name="T47_1">4<text:s/></text:span><text:span text:style-name="T47_2">Sirkulasjonssaker</text:span></text:p>
      <text:p text:style-name="P48"><text:span text:style-name="T48_1">MAPS</text:span><text:span text:style-name="T48_2"><text:s/></text:span><text:span text:style-name="T48_3">søknad</text:span><text:span text:style-name="T48_4"><text:s/></text:span><text:span text:style-name="T48_5">om</text:span><text:span text:style-name="T48_6"><text:s/></text:span><text:span text:style-name="T48_7">prosjektstøtte</text:span><text:span text:style-name="T48_8"><text:s/></text:span><text:span text:style-name="T48_9">vår</text:span><text:span text:style-name="T48_10"><text:s/>2012<text:s/></text:span><text:span text:style-name="T48_11">ble</text:span><text:span text:style-name="T48_12"><text:s/></text:span><text:span text:style-name="T48_13">behandlet</text:span><text:span text:style-name="T48_14"><text:s/></text:span><text:span text:style-name="T48_15">på</text:span><text:span text:style-name="T48_16"><text:s/></text:span><text:span text:style-name="T48_17">sirkulasjon</text:span><text:span text:style-name="T48_18"><text:s/></text:span><text:span text:style-name="T48_19">i</text:span><text:span text:style-name="T48_20"><text:s/></text:span><text:span text:style-name="T48_21">uke</text:span><text:span text:style-name="T48_22"><text:s/>20.</text:span></text:p>
      <text:p text:style-name="P49"/>
      <text:p text:style-name="P50"><text:span text:style-name="T50_1">5<text:s/></text:span><text:span text:style-name="T50_2">Behandling</text:span><text:span text:style-name="T50_3"><text:s/></text:span><text:span text:style-name="T50_4">av</text:span><text:span text:style-name="T50_5"><text:s/></text:span><text:span text:style-name="T50_6">søknader</text:span></text:p>
      <text:p text:style-name="P51"><text:span text:style-name="T51_1">5.1<text:s/></text:span><text:span text:style-name="T51_2">Mikros</text:span><text:span text:style-name="T51_3"><text:s/></text:span><text:span text:style-name="T51_4">søknad</text:span><text:span text:style-name="T51_5"><text:s/></text:span><text:span text:style-name="T51_6">om</text:span><text:span text:style-name="T51_7"><text:s/></text:span><text:span text:style-name="T51_8">driftsmidler</text:span><text:span text:style-name="T51_9"><text:s/></text:span><text:span text:style-name="T51_10">vår</text:span><text:span text:style-name="T51_11"><text:s/>2012</text:span></text:p>
      <text:p text:style-name="P52"><text:span text:style-name="T52_1">Det</text:span><text:span text:style-name="T52_2"><text:s/></text:span><text:span text:style-name="T52_3">kommer</text:span><text:span text:style-name="T52_4"><text:s/></text:span><text:span text:style-name="T52_5">en</text:span><text:span text:style-name="T52_6"><text:s/></text:span><text:span text:style-name="T52_7">rekke</text:span><text:span text:style-name="T52_8"><text:s/></text:span><text:span text:style-name="T52_9">spørsmål</text:span><text:span text:style-name="T52_10"><text:s/></text:span><text:span text:style-name="T52_11">om</text:span><text:span text:style-name="T52_12"><text:s/></text:span><text:span text:style-name="T52_13">enkeltposter</text:span><text:span text:style-name="T52_14"><text:s/></text:span><text:span text:style-name="T52_15">samt</text:span><text:span text:style-name="T52_16"><text:s/></text:span><text:span text:style-name="T52_17">måten</text:span><text:span text:style-name="T52_18"><text:s/></text:span><text:span text:style-name="T52_19">det</text:span><text:span text:style-name="T52_20"><text:s/></text:span><text:span text:style-name="T52_21">vedlagte</text:span><text:span text:style-name="T52_22"><text:s/></text:span><text:span text:style-name="T52_23">regnskapet</text:span><text:span text:style-name="T52_24"><text:s/></text:span><text:span text:style-name="T52_25">føres</text:span><text:span text:style-name="T52_26"><text:s/></text:span><text:span text:style-name="T52_27">på</text:span><text:span text:style-name="T52_28">.</text:span></text:p>
      <text:p text:style-name="P53"/>
      <text:p text:style-name="P54"><text:span text:style-name="T54_1">Søknadens</text:span><text:span text:style-name="T54_2"><text:s/></text:span><text:span text:style-name="T54_3">innvilges</text:span><text:span text:style-name="T54_4">,<text:s/></text:span><text:span text:style-name="T54_5">men</text:span><text:span text:style-name="T54_6"><text:s/></text:span><text:span text:style-name="T54_7">det</text:span><text:span text:style-name="T54_8"><text:s/></text:span><text:span text:style-name="T54_9">presiseres</text:span><text:span text:style-name="T54_10"><text:s/></text:span><text:span text:style-name="T54_11">at</text:span><text:span text:style-name="T54_12"><text:s/></text:span><text:span text:style-name="T54_13">fremtidige</text:span><text:span text:style-name="T54_14"><text:s/></text:span><text:span text:style-name="T54_15">regnskap</text:span><text:span text:style-name="T54_16"><text:s/></text:span><text:span text:style-name="T54_17">må</text:span><text:span text:style-name="T54_18"><text:s/></text:span><text:span text:style-name="T54_19">vise</text:span><text:span text:style-name="T54_20"><text:s/></text:span><text:span text:style-name="T54_21">tydeligere</text:span><text:span text:style-name="T54_22"><text:s/></text:span><text:span text:style-name="T54_23">hvordan</text:span><text:span text:style-name="T54_24"><text:s/></text:span><text:span text:style-name="T54_25">pengene</text:span><text:span text:style-name="T54_26"><text:s/></text:span><text:span text:style-name="T54_27">brukes</text:span><text:span text:style-name="T54_28"><text:s/></text:span><text:span text:style-name="T54_29">og</text:span><text:span text:style-name="T54_30"><text:s/></text:span><text:span text:style-name="T54_31">at</text:span><text:span text:style-name="T54_32"><text:s/></text:span><text:span text:style-name="T54_33">pengene</text:span><text:span text:style-name="T54_34"><text:s/></text:span><text:span text:style-name="T54_35">skal</text:span><text:span text:style-name="T54_36"><text:s/></text:span><text:span text:style-name="T54_37">brukes</text:span><text:span text:style-name="T54_38"><text:s/></text:span><text:span text:style-name="T54_39">i</text:span><text:span text:style-name="T54_40"><text:s/></text:span><text:span text:style-name="T54_41">henhold</text:span><text:span text:style-name="T54_42"><text:s/></text:span><text:span text:style-name="T54_43">til</text:span><text:span text:style-name="T54_44"><text:s/></text:span><text:span text:style-name="T54_45">søknaden</text:span><text:span text:style-name="T54_46">.</text:span></text:p>
      <text:p text:style-name="P55"/>
      <text:p text:style-name="P56"><text:span text:style-name="T56_1">6<text:s/></text:span><text:span text:style-name="T56_2">Signering</text:span><text:span text:style-name="T56_3"><text:s/></text:span><text:span text:style-name="T56_4">av</text:span><text:span text:style-name="T56_5"><text:s/></text:span><text:span text:style-name="T56_6">innvilgede</text:span><text:span text:style-name="T56_7"><text:s/></text:span><text:span text:style-name="T56_8">søknader</text:span></text:p>
      <text:p text:style-name="P57"><text:span text:style-name="T57_1">Koordinator</text:span><text:span text:style-name="T57_2"><text:s/></text:span><text:span text:style-name="T57_3">husket</text:span><text:span text:style-name="T57_4"><text:s/></text:span><text:span text:style-name="T57_5">papirene</text:span><text:span text:style-name="T57_6"><text:s/></text:span><text:span text:style-name="T57_7">og</text:span><text:span text:style-name="T57_8"><text:s/></text:span><text:span text:style-name="T57_9">søknader</text:span><text:span text:style-name="T57_10"><text:s/></text:span><text:span text:style-name="T57_11">kan</text:span><text:span text:style-name="T57_12"><text:s/></text:span><text:span text:style-name="T57_13">underskrives</text:span><text:span text:style-name="T57_14">.</text:span></text:p>
      <text:p text:style-name="P58"/>
      <text:p text:style-name="P59"><text:span text:style-name="T59_1">7<text:s/></text:span><text:span text:style-name="T59_2">Eventuelt</text:span></text:p>
      <text:p text:style-name="P60"><text:span text:style-name="T60_1">Ingen</text:span><text:span text:style-name="T60_2"><text:s/></text:span><text:span text:style-name="T60_3">eventueltsaker</text:span><text:span text:style-name="T60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